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b452a" officeooo:paragraph-rsid="001b452a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d0ea5" officeooo:paragraph-rsid="001d0e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01261245" text:style-name="L1">
        <text:list-item>
          <text:p text:style-name="P1">O tema da liderança regional</text:p>
        </text:list-item>
        <text:list-item>
          <text:p text:style-name="P1">Os princípios constitucionais da PEB</text:p>
        </text:list-item>
        <text:list-item>
          <text:p text:style-name="P1">As variadas facetas da autonomia</text:p>
        </text:list-item>
        <text:list-item>
          <text:p text:style-name="P2">Verificar os livros “A Agenda Internacional do Brasil”, “Atlas da PEB” e “A Identidade Internacional do Brasil”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0:33:20.314771655</meta:creation-date>
    <meta:generator>LibreOffice/6.1.3.2$Linux_X86_64 LibreOffice_project/10$Build-2</meta:generator>
    <meta:editing-duration>P0D</meta:editing-duration>
    <meta:editing-cycles>1</meta:editing-cycles>
    <meta:document-statistic meta:table-count="0" meta:image-count="0" meta:object-count="0" meta:page-count="1" meta:paragraph-count="5" meta:word-count="37" meta:character-count="212" meta:non-whitespace-character-count="184"/>
  </office:meta>
</office:document-meta>
</file>